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2B1661111FBFE95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011cm" style:rel-column-width="1140*"/>
    </style:style>
    <style:style style:name="Table1.B" style:family="table-column">
      <style:table-column-properties style:column-width="3.997cm" style:rel-column-width="22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cccccc" fo:padding="0.097cm" fo:border="0.05pt solid #000000">
        <style:background-image/>
      </style:table-cell-properties>
    </style:style>
    <style:style style:name="Table1.A1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4.265cm" table:align="left"/>
    </style:style>
    <style:style style:name="Table4.A" style:family="table-column">
      <style:table-column-properties style:column-width="5.017cm"/>
    </style:style>
    <style:style style:name="Table4.B" style:family="table-column">
      <style:table-column-properties style:column-width="4.71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6b4f" officeooo:paragraph-rsid="00316b4f" style:font-size-asian="40pt" style:font-style-asian="italic" style:font-weight-asian="bold" style:font-size-complex="40pt" style:font-style-complex="italic" style:font-weight-complex="bold"/>
    </style:style>
    <style:style style:name="P1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2e368" officeooo:paragraph-rsid="0032e36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26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2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2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3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31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3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33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3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35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36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 fo:break-before="page"/>
      <style:text-properties style:font-name="Lora" fo:font-size="25pt" fo:letter-spacing="0.035cm" officeooo:rsid="0032e368" officeooo:paragraph-rsid="0032e368" style:font-size-asian="25pt" style:font-size-complex="25pt"/>
    </style:style>
    <style:style style:name="P42" style:family="paragraph" style:parent-style-name="Table_20_Contents">
      <style:text-properties style:font-name="FreeSans" fo:font-size="12pt" style:font-size-asian="12pt" style:font-size-complex="12pt"/>
    </style:style>
    <style:style style:name="P43" style:family="paragraph" style:parent-style-name="Table_20_Contents">
      <style:text-properties style:font-name="FreeSans" fo:font-size="12pt" officeooo:rsid="003a7e6e" officeooo:paragraph-rsid="003a7e6e" style:font-size-asian="12pt" style:font-size-complex="12pt"/>
    </style:style>
    <style:style style:name="P44" style:family="paragraph" style:parent-style-name="Table_20_Contents">
      <style:text-properties style:font-name="FreeSans" fo:font-size="12pt" officeooo:rsid="00387983" officeooo:paragraph-rsid="00387983" style:font-size-asian="12pt" style:font-size-complex="12pt"/>
    </style:style>
    <style:style style:name="P45" style:family="paragraph" style:parent-style-name="Table_20_Contents">
      <style:text-properties style:font-name="FreeSans" fo:font-size="12pt" officeooo:rsid="00394d6d" officeooo:paragraph-rsid="00394d6d" style:font-size-asian="12pt" style:font-size-complex="12pt"/>
    </style:style>
    <style:style style:name="P46" style:family="paragraph" style:parent-style-name="Table_20_Contents">
      <style:text-properties style:font-name="FreeSans" fo:font-size="12pt" officeooo:rsid="003a92f7" officeooo:paragraph-rsid="003a92f7" style:font-size-asian="12pt" style:font-size-complex="12pt"/>
    </style:style>
    <style:style style:name="P47" style:family="paragraph" style:parent-style-name="Table_20_Contents">
      <style:text-properties style:font-name="FreeSans" fo:font-size="12pt" officeooo:rsid="0037ba00" officeooo:paragraph-rsid="0037ba00" style:font-size-asian="12pt" style:font-size-complex="12pt"/>
    </style:style>
    <style:style style:name="P48" style:family="paragraph" style:parent-style-name="Table_20_Contents">
      <style:text-properties style:font-name="FreeSans" fo:font-size="12pt" officeooo:rsid="003b58ab" officeooo:paragraph-rsid="003b58ab" style:font-size-asian="12pt" style:font-size-complex="12pt"/>
    </style:style>
    <style:style style:name="P49" style:family="paragraph" style:parent-style-name="Table_20_Contents">
      <style:text-properties style:font-name="FreeSans" fo:font-size="12pt" officeooo:rsid="003bd18e" officeooo:paragraph-rsid="003bd18e" style:font-size-asian="12pt" style:font-size-complex="12pt"/>
    </style:style>
    <style:style style:name="P50" style:family="paragraph" style:parent-style-name="Table_20_Contents">
      <style:text-properties style:font-name="FreeSans" fo:font-size="12pt" officeooo:rsid="003d84f4" officeooo:paragraph-rsid="003d84f4" style:font-size-asian="12pt" style:font-size-complex="12pt"/>
    </style:style>
    <style:style style:name="P51" style:family="paragraph" style:parent-style-name="Table_20_Contents">
      <style:text-properties style:font-name="FreeSans" fo:font-size="12pt" officeooo:rsid="003ee2af" officeooo:paragraph-rsid="003ee2af" style:font-size-asian="12pt" style:font-size-complex="12pt"/>
    </style:style>
    <style:style style:name="P52" style:family="paragraph" style:parent-style-name="Table_20_Contents">
      <style:text-properties style:font-name="FreeSans" fo:font-size="15pt" style:font-size-asian="13.1000003814697pt" style:font-size-complex="15pt"/>
    </style:style>
    <style:style style:name="P53" style:family="paragraph" style:parent-style-name="Table_20_Contents">
      <style:text-properties style:font-name="FreeSans" fo:font-size="15pt" officeooo:rsid="00781c0a" officeooo:paragraph-rsid="00781c0a" style:font-size-asian="13.1000003814697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5pt" officeooo:rsid="00781c0a" officeooo:paragraph-rsid="00781c0a" style:font-size-asian="13.1000003814697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5pt" officeooo:rsid="00791adf" officeooo:paragraph-rsid="00791adf" style:font-size-asian="13.1000003814697pt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5pt" style:font-size-asian="13.1000003814697pt" style:font-size-complex="15pt"/>
    </style:style>
    <style:style style:name="P57" style:family="paragraph">
      <loext:graphic-properties draw:fill-color="#2c3756"/>
    </style:style>
    <style:style style:name="P5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04b5f"/>
    </style:style>
    <style:style style:name="T2" style:family="text">
      <style:text-properties fo:font-weight="bold" officeooo:rsid="0063b697" style:font-weight-asian="bold" style:font-weight-complex="bold"/>
    </style:style>
    <style:style style:name="T3" style:family="text">
      <style:text-properties officeooo:rsid="002a61b8"/>
    </style:style>
    <style:style style:name="T4" style:family="text">
      <style:text-properties officeooo:rsid="002c475a"/>
    </style:style>
    <style:style style:name="T5" style:family="text">
      <style:text-properties officeooo:rsid="002f1e74"/>
    </style:style>
    <style:style style:name="T6" style:family="text">
      <style:text-properties officeooo:rsid="00316b4f"/>
    </style:style>
    <style:style style:name="T7" style:family="text">
      <style:text-properties officeooo:rsid="0031fdb9"/>
    </style:style>
    <style:style style:name="T8" style:family="text">
      <style:text-properties fo:color="#2c3756" fo:font-style="italic" style:font-style-asian="italic" style:font-style-complex="italic"/>
    </style:style>
    <style:style style:name="T9" style:family="text">
      <style:text-properties officeooo:rsid="0032fd2a"/>
    </style:style>
    <style:style style:name="T10" style:family="text">
      <style:text-properties officeooo:rsid="0034a30c"/>
    </style:style>
    <style:style style:name="T11" style:family="text">
      <style:text-properties officeooo:rsid="00387983"/>
    </style:style>
    <style:style style:name="T12" style:family="text">
      <style:text-properties officeooo:rsid="0046779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7b1f6"/>
    </style:style>
    <style:style style:name="T19" style:family="text">
      <style:text-properties officeooo:rsid="005e11f2"/>
    </style:style>
    <style:style style:name="T20" style:family="text">
      <style:text-properties officeooo:rsid="00643b5b"/>
    </style:style>
    <style:style style:name="T21" style:family="text">
      <style:text-properties officeooo:rsid="006447c7"/>
    </style:style>
    <style:style style:name="T22" style:family="text">
      <style:text-properties officeooo:rsid="006e77e3"/>
    </style:style>
    <style:style style:name="T23" style:family="text">
      <style:text-properties officeooo:rsid="00754dc6"/>
    </style:style>
    <style:style style:name="T24" style:family="text">
      <style:text-properties officeooo:rsid="00781c0a"/>
    </style:style>
    <style:style style:name="T25" style:family="text">
      <style:text-properties officeooo:rsid="007be56f"/>
    </style:style>
    <style:style style:name="T2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5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5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5">Casos de prueba</text:p>
      <text:p text:style-name="P11"><draw:frame draw:style-name="fr2" draw:name="Image1" text:anchor-type="as-char" svg:width="14.6cm" svg:height="6.6cm" draw:z-index="10"><draw:image xlink:href="Pictures/1000020100000226000000FA9C3F27F97A3CB667.png" xlink:type="simple" xlink:show="embed" xlink:actuate="onLoad" loext:mime-type="image/png"/></draw:frame></text:p>
      <text:p text:style-name="P12"><text:span text:style-name="T5">Proyecto </text:span><text:span text:style-name="T2">Colibrí</text:span></text:p>
      <text:p text:style-name="P8"/>
      <text:p text:style-name="P10">Asignatura</text:p>
      <text:p text:style-name="P8">Laboratorio de desarrollo de software</text:p>
      <text:p text:style-name="P8"/>
      <text:p text:style-name="P10">Autor</text:p>
      <text:p text:style-name="P17">Cinthia Lima</text:p>
      <text:p text:style-name="P8"/>
      <text:p text:style-name="P10">Fecha de redacción</text:p>
      <text:p text:style-name="P8"><text:span text:style-name="T6">10</text:span>/<text:span text:style-name="T6">11</text:span>/<text:span text:style-name="T6">2017</text:span></text:p>
      <text:p text:style-name="P13"><draw:custom-shape text:anchor-type="paragraph" draw:z-index="1" draw:name="Shape1" draw:style-name="gr2" draw:text-style-name="P5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0" svg:width="6.501cm" svg:height="18.5cm" svg:x="0.499cm" svg:y="0.75cm"><draw:text-box><text:p text:style-name="P59"><text:span text:style-name="T26">En <text:s/>este documento se </text:span><text:span text:style-name="T26">establecen de manera </text:span><text:span text:style-name="T26">precisa las condiciones </text:span><text:span text:style-name="T26">de ejecución, las </text:span><text:span text:style-name="T26">entradas y salidas </text:span><text:span text:style-name="T26">esperadas de los </text:span><text:span text:style-name="T26">diferentes casos de </text:span><text:span text:style-name="T26">pruebas.</text:span></text:p></draw:text-box></draw:frame></text:p>
      <text:p text:style-name="P14">Índice</text:p>
      <text:p text:style-name="P9"/>
      <text:p text:style-name="P9">Aquí va el índice <text:span text:style-name="T3">(se debería insertar al final)</text:span>.</text:p>
      <text:p text:style-name="P41"><text:span text:style-name="T8">Casos de prueba</text:span></text:p>
      <text:p text:style-name="P16">Caso de prueba “<text:span text:style-name="T9">ABM Gestor de formularios</text:span>”</text:p>
      <text:p text:style-name="P38">Descripción <text:span text:style-name="T10">general</text:span></text:p>
      <text:p text:style-name="P22">Mediante este caso de prueba se buscar verificar el correcto funcionamiento de la inserción, eliminación y modificación de gestores de formularios. <text:span text:style-name="T23">Probando cada funcionalidad de manera individual y combinando las mismas.</text:span></text:p>
      <text:p text:style-name="P18"/>
      <text:p text:style-name="P39">Condiciones de ejecución</text:p>
      <text:p text:style-name="P23">Para la ejecución de este caso de prueba debe existir una base de datos <text:span text:style-name="T12">implementada en un servidor</text:span> que posea las entidades “WorkFlow Usuario” y “Gestor de formularios”.</text:p>
      <text:p text:style-name="P25">También se debe hacer el previo inicio de sesión con permisos de administrador para <text:span text:style-name="T14">poder acceder a las funcionalidades antes mencionadas.</text:span></text:p>
      <text:p text:style-name="P19"/>
      <text:p text:style-name="P40">Entrada</text:p>
      <text:p text:style-name="P24">Se realizaran 3 secuencias de pruebas, una para cada funcionalidad del ABM (Alta, Baja y Modificación <text:span text:style-name="T13">de gestores de formularios</text:span>)</text:p>
      <text:p text:style-name="P25">Se <text:span text:style-name="T15">describirán tres paso a paso para cada funcionalidad:</text:span></text:p>
      <text:list xml:id="list9163771" text:style-name="L1">
        <text:list-item>
          <text:p text:style-name="P26">Alta de gestor de formularios</text:p>
          <text:list>
            <text:list-item>
              <text:p text:style-name="P28">Paso 1: <text:span text:style-name="T16">Se ingresa al sistema Colibrí con un usuario con permisos de administrador.</text:span></text:p>
            </text:list-item>
            <text:list-item>
              <text:p text:style-name="P28">Paso 2: <text:span text:style-name="T17">Se listan los gestores de formularios.</text:span></text:p>
            </text:list-item>
            <text:list-item>
              <text:p text:style-name="P28">Paso 3: <text:span text:style-name="T17">Se selecciona la opción para dar de alta a un gestor de formularios.</text:span></text:p>
            </text:list-item>
            <text:list-item>
              <text:p text:style-name="P31">Paso 4: <text:span text:style-name="T21">Se abre la ventana para buscar a un usuario.</text:span></text:p>
            </text:list-item>
            <text:list-item>
              <text:p text:style-name="P31"><text:span text:style-name="T21">Paso 5: Se buscar mediante el correo al usuario que se desea dar de alta.</text:span></text:p>
            </text:list-item>
            <text:list-item>
              <text:p text:style-name="P32"><text:soft-page-break/>Paso <text:span text:style-name="T21">6</text:span> : Se selecciona del resultado de búsqueda el usuario que se desea dar de alta.</text:p>
            </text:list-item>
            <text:list-item>
              <text:p text:style-name="P32">Paso <text:span text:style-name="T21">7</text:span>: Se completa el formulario con los campos definidos en el mismo con “datos de prueba”</text:p>
            </text:list-item>
            <text:list-item>
              <text:p text:style-name="P33">Paso <text:span text:style-name="T21">8</text:span>: Se da de alta al nuevo gestor de formularios.</text:p>
            </text:list-item>
          </text:list>
        </text:list-item>
        <text:list-item>
          <text:p text:style-name="P26">Baja de gestor de formularios</text:p>
          <text:list>
            <text:list-item>
              <text:p text:style-name="P29">Paso 1: <text:span text:style-name="T16">Se ingresa al sistema Colibrí con un usuario con permisos de administrador.</text:span></text:p>
            </text:list-item>
            <text:list-item>
              <text:p text:style-name="P29">Paso 2: <text:span text:style-name="T17">Se listan los gestores de formularios.</text:span></text:p>
            </text:list-item>
            <text:list-item>
              <text:p text:style-name="P29">Paso 3: <text:span text:style-name="T17">Se selecciona la opción para dar de baja a un gestor de formularios.</text:span></text:p>
            </text:list-item>
            <text:list-item>
              <text:p text:style-name="P35">Paso 4: Se abre una dialogo para confirmar la baja de un gestor</text:p>
            </text:list-item>
            <text:list-item>
              <text:p text:style-name="P29">Paso <text:span text:style-name="T21">5</text:span>: <text:span text:style-name="T19">Se da de baja al gestor de formularios.</text:span></text:p>
            </text:list-item>
          </text:list>
        </text:list-item>
        <text:list-item>
          <text:p text:style-name="P26">Modificar gestor de formularios</text:p>
          <text:list>
            <text:list-item>
              <text:p text:style-name="P30">Paso 1: <text:span text:style-name="T16">Se ingresa al sistema Colibrí con un usuario con permisos de administrador.</text:span></text:p>
            </text:list-item>
            <text:list-item>
              <text:p text:style-name="P30">Paso 2: <text:span text:style-name="T17">Se listan los gestores de formularios.</text:span></text:p>
            </text:list-item>
            <text:list-item>
              <text:p text:style-name="P30">Paso 3: <text:span text:style-name="T17">Se selecciona la opción para modificar a un gestor de formularios.</text:span></text:p>
            </text:list-item>
            <text:list-item>
              <text:p text:style-name="P36">Paso 4: Se abre la ventana para modificar los campos del gestor de formularios.</text:p>
            </text:list-item>
            <text:list-item>
              <text:p text:style-name="P30"><text:span text:style-name="T18">Paso 5: Se modifican los campos que se desean modificar.</text:span></text:p>
            </text:list-item>
            <text:list-item>
              <text:p text:style-name="P34">Paso <text:span text:style-name="T22">6</text:span>: Se <text:span text:style-name="T20">guardan los cambios de las modificaciones.</text:span></text:p>
            </text:list-item>
          </text:list>
        </text:list-item>
      </text:list>
      <text:p text:style-name="P27"/>
      <text:p text:style-name="P40">Resultado esperado</text:p>
      <text:p text:style-name="P37">Poder realizar la alta, baja y modificación de un <text:span text:style-name="T25">gestor de formularios de manera éxitosa.</text:span></text:p>
      <text:p text:style-name="P20"/>
      <text:p text:style-name="P40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4">Pendiente de prueba</text:p>
          </table:table-cell>
          <table:table-cell table:style-name="Table4.A1" office:value-type="string">
            <text:p text:style-name="P54">Realizado con éxito</text:p>
          </table:table-cell>
          <table:table-cell table:style-name="Table4.C1" office:value-type="string">
            <text:p text:style-name="P54">Realizado sin éxito</text:p>
          </table:table-cell>
        </table:table-row>
        <table:table-row>
          <table:table-cell table:style-name="Table4.A2" office:value-type="string">
            <text:p text:style-name="P55">x</text:p>
          </table:table-cell>
          <table:table-cell table:style-name="Table4.B2" office:value-type="string">
            <text:p text:style-name="P56"/>
          </table:table-cell>
          <table:table-cell table:style-name="Table4.C2" office:value-type="string">
            <text:p text:style-name="P56"/>
          </table:table-cell>
        </table:table-row>
      </table:table>
      <text:p text:style-name="P21"><text:soft-page-break/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table:number-columns-spanned="3" office:value-type="string">
            <text:p text:style-name="P44">ID/Nombre/Sistema/Proyecto: <text:span text:style-name="T2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2">Nivel de prueba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2">ID Caso de uso:</text:p>
          </table:table-cell>
          <table:covered-table-cell/>
          <table:covered-table-cell/>
          <table:table-cell table:style-name="Table1.D2" table:number-columns-spanned="2" office:value-type="string">
            <text:p text:style-name="P42">Tipo(s) de pru<text:span text:style-name="T11">e</text:span>ba(<text:span text:style-name="T11">s</text:span>)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5">ID Requerimiento:</text:p>
          </table:table-cell>
          <table:covered-table-cell/>
          <table:covered-table-cell/>
          <table:table-cell table:style-name="Table1.D2" table:number-columns-spanned="2" office:value-type="string">
            <text:p text:style-name="P43">Ambiente de prueba: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3">ID/Nombre Escenario:</text:p>
          </table:table-cell>
          <table:covered-table-cell/>
          <table:covered-table-cell/>
          <table:table-cell table:style-name="Table1.D2" table:number-columns-spanned="2" office:value-type="string">
            <text:p text:style-name="P43">Autor de Caso de prueba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3">ID/Nombre Caso de prueba:</text:p>
          </table:table-cell>
          <table:covered-table-cell/>
          <table:covered-table-cell/>
          <table:table-cell table:style-name="Table1.D2" table:number-columns-spanned="2" office:value-type="string">
            <text:p text:style-name="P43">Nombre del Probador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3">Versión del Caso de prueba:</text:p>
          </table:table-cell>
          <table:covered-table-cell/>
          <table:covered-table-cell/>
          <table:table-cell table:style-name="Table1.A2" office:value-type="string">
            <text:p text:style-name="P43">Fecha de creación:</text:p>
          </table:table-cell>
          <table:table-cell table:style-name="Table1.D2" office:value-type="string">
            <text:p text:style-name="P43">Fecha de ejecución:</text:p>
          </table:table-cell>
        </table:table-row>
        <table:table-row>
          <table:table-cell table:style-name="Table1.A7" table:number-columns-spanned="5" office:value-type="string">
            <text:p text:style-name="P51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2"/>
          </table:table-cell>
          <table:covered-table-cell/>
          <table:covered-table-cell/>
          <table:table-cell table:style-name="Table1.D2" table:number-columns-spanned="2" office:value-type="string">
            <text:p text:style-name="P42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2"/>
          </table:table-cell>
          <table:covered-table-cell/>
          <table:covered-table-cell/>
          <table:table-cell table:style-name="Table1.D2" table:number-columns-spanned="2" office:value-type="string">
            <text:p text:style-name="P42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42"/>
          </table:table-cell>
          <table:covered-table-cell/>
          <table:covered-table-cell/>
          <table:table-cell table:style-name="Table1.D2" table:number-columns-spanned="2" office:value-type="string">
            <text:p text:style-name="P47"/>
          </table:table-cell>
          <table:covered-table-cell/>
        </table:table-row>
        <table:table-row>
          <table:table-cell table:style-name="Table1.A11" table:number-columns-spanned="5" office:value-type="string">
            <text:p text:style-name="P46">Para la ejecución del Caso de prueba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48">N.º Paso </text:p>
          </table:table-cell>
          <table:table-cell table:style-name="Table1.A12" office:value-type="string">
            <text:p text:style-name="P48">Condición</text:p>
          </table:table-cell>
          <table:table-cell table:style-name="Table1.A12" office:value-type="string">
            <text:p text:style-name="P48">Valores</text:p>
          </table:table-cell>
          <table:table-cell table:style-name="Table1.A12" office:value-type="string">
            <text:p text:style-name="P48">Resultado Esperado</text:p>
          </table:table-cell>
          <table:table-cell table:style-name="Table1.E12" office:value-type="string">
            <text:p text:style-name="P48">Resultado Obtenido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D2" table:number-columns-spanned="5" office:value-type="string">
            <text:p text:style-name="P49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5" office:value-type="string">
            <text:p text:style-name="P49">Decisión de Aprobación del Caso de Prueba: <text:s/>Aprobó: _ _ _ <text:s text:c="3"/>Fallo: _ _ _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5" office:value-type="string">
            <text:p text:style-name="P50">Fecha de Aprobación del Caso de Prueba.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6</text:page-number><text:s/>DE <text:page-count>6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2B1661111FBFE956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0T23:12:20.164953883</dc:date>
    <meta:editing-duration>PT7H3M35S</meta:editing-duration>
    <meta:editing-cycles>84</meta:editing-cycles>
    <meta:generator>LibreOffice/5.4.1.2$Linux_X86_64 LibreOffice_project/ea7cb86e6eeb2bf3a5af73a8f7777ac570321527</meta:generator>
    <meta:document-statistic meta:table-count="4" meta:image-count="3" meta:object-count="0" meta:page-count="6" meta:paragraph-count="83" meta:word-count="586" meta:character-count="3336" meta:non-whitespace-character-count="2843"/>
  </office:meta>
</office:document-meta>
</file>